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62cm" svg:height="3.095cm" svg:x="1.421cm" svg:y="3.705cm">
          <draw:text-box>
            <text:p>x = 1;</text:p>
            <text:p/>
            <text:p/>
            <text:p>v.fetch_add(1); </text:p>
          </draw:text-box>
        </draw:frame>
        <draw:frame draw:style-name="gr1" draw:layer="layout" svg:width="4.862cm" svg:height="3.095cm" svg:x="8.366cm" svg:y="3.7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2.337cm" svg:y1="4.54cm" svg:x2="2.337cm" svg:y2="6.037cm">
          <text:p/>
        </draw:line>
        <draw:frame draw:style-name="gr1" draw:text-style-name="P2" draw:layer="layout" svg:width="0.891cm" svg:height="0.962cm" svg:x="6.821cm" svg:y="5.65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2.309cm" svg:y="4.794cm">
          <draw:text-box>
            <text:p><text:span text:style-name="T1">sb</text:span></text:p>
          </draw:text-box>
        </draw:frame>
        <draw:frame draw:style-name="gr1" draw:layer="layout" svg:width="5.849cm" svg:height="0.962cm" svg:x="6.027cm" svg:y="7.939cm">
          <draw:text-box>
            <text:p>Release Sequence</text:p>
          </draw:text-box>
        </draw:frame>
        <draw:line draw:style-name="gr2" draw:text-style-name="P1" draw:layer="layout" svg:x1="6.234cm" svg:y1="6.391cm" svg:x2="8.393cm" svg:y2="6.391cm">
          <text:p/>
        </draw:line>
        <draw:frame draw:style-name="gr1" draw:layer="layout" svg:width="2.288cm" svg:height="3.806cm" svg:x="14.916cm" svg:y="3.601cm">
          <draw:text-box>
            <text:p>r1 = v;</text:p>
            <text:p/>
            <text:p>r2 = x;</text:p>
            <text:p/>
            <text:p>r3 = y;</text:p>
          </draw:text-box>
        </draw:frame>
        <draw:frame draw:style-name="gr1" draw:layer="layout" svg:width="4.862cm" svg:height="3.095cm" svg:x="8.366cm" svg:y="3.71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12.892cm" svg:y1="6.318cm" svg:x2="15.051cm" svg:y2="4.159cm">
          <text:p/>
        </draw:line>
        <draw:frame draw:style-name="gr1" draw:text-style-name="P2" draw:layer="layout" svg:width="0.891cm" svg:height="0.962cm" svg:x="13.3cm" svg:y="4.567cm">
          <draw:text-box>
            <text:p><text:span text:style-name="T1">rf</text:span></text:p>
          </draw:text-box>
        </draw:frame>
        <draw:frame draw:style-name="gr1" draw:layer="layout" svg:width="2.077cm" svg:height="0.962cm" svg:x="1.421cm" svg:y="1.206cm">
          <draw:text-box>
            <text:p>x = 0;</text:p>
          </draw:text-box>
        </draw:frame>
        <draw:line draw:style-name="gr4" draw:text-style-name="P1" draw:layer="layout" svg:x1="2.378cm" svg:y1="2.002cm" svg:x2="2.378cm" svg:y2="3.907cm">
          <text:p/>
        </draw:line>
        <draw:frame draw:style-name="gr1" draw:text-style-name="P2" draw:layer="layout" svg:width="1.205cm" svg:height="0.962cm" svg:x="1.719cm" svg:y="1.843cm">
          <draw:text-box>
            <text:p><text:span text:style-name="T1">hb</text:span></text:p>
          </draw:text-box>
        </draw:frame>
        <draw:line draw:style-name="gr4" draw:text-style-name="P1" draw:layer="layout" svg:x1="3.267cm" svg:y1="1.775cm" svg:x2="15.078cm" svg:y2="5.204cm">
          <text:p/>
        </draw:line>
        <draw:frame draw:style-name="gr1" draw:text-style-name="P2" draw:layer="layout" svg:width="0.891cm" svg:height="0.962cm" svg:x="4.156cm" svg:y="1.394cm">
          <draw:text-box>
            <text:p><text:span text:style-name="T1">rf</text:span></text:p>
          </draw:text-box>
        </draw:frame>
        <draw:line draw:style-name="gr4" draw:text-style-name="P1" draw:layer="layout" svg:x1="3.267cm" svg:y1="1.774cm" svg:x2="15.078cm" svg:y2="5.203cm">
          <text:p/>
        </draw:line>
        <draw:path draw:style-name="gr5" draw:text-style-name="P1" draw:layer="layout" svg:width="13.625cm" svg:height="4.383cm" draw:transform="rotate (0.195302343298165) translate (3.28472285786243cm 3.60718908770345cm)" svg:viewBox="0 0 13626 4384" svg:d="m13225 4384c255 35 487-1577 369-1763-114-180-4190-953-4460-1012-273-59-7912-1729-8098-1602-218 148-1036 314-1036 31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30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4T13:20:54</dc:date>
    <dc:creator>Peizhao Ou</dc:creator>
    <meta:editing-duration>PT50M7S</meta:editing-duration>
    <meta:editing-cycles>22</meta:editing-cycles>
    <meta:generator>LibreOffice/3.5$Linux_X86_64 LibreOffice_project/350m1$Build-2</meta:generator>
    <meta:document-statistic meta:object-count="18"/>
  </office:meta>
</office:document-meta>
</file>